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589cm"/>
    </style:style>
    <style:style style:name="co3" style:family="table-column">
      <style:table-column-properties fo:break-before="auto" style:column-width="2.782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2.506cm"/>
    </style:style>
    <style:style style:name="co7" style:family="table-column">
      <style:table-column-properties fo:break-before="auto" style:column-width="2.425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28cm"/>
    </style:style>
    <style:style style:name="co11" style:family="table-column">
      <style:table-column-properties fo:break-before="auto" style:column-width="1.6cm"/>
    </style:style>
    <style:style style:name="co12" style:family="table-column">
      <style:table-column-properties fo:break-before="auto" style:column-width="1.298cm"/>
    </style:style>
    <style:style style:name="co13" style:family="table-column">
      <style:table-column-properties fo:break-before="auto" style:column-width="1.215cm"/>
    </style:style>
    <style:style style:name="co14" style:family="table-column">
      <style:table-column-properties fo:break-before="auto" style:column-width="1.051cm"/>
    </style:style>
    <style:style style:name="co15" style:family="table-column">
      <style:table-column-properties fo:break-before="auto" style:column-width="2.177cm"/>
    </style:style>
    <style:style style:name="co16" style:family="table-column">
      <style:table-column-properties fo:break-before="auto" style:column-width="1.875cm"/>
    </style:style>
    <style:style style:name="co17" style:family="table-column">
      <style:table-column-properties fo:break-before="auto" style:column-width="1.132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379cm"/>
    </style:style>
    <style:style style:name="co20" style:family="table-column">
      <style:table-column-properties fo:break-before="auto" style:column-width="2.314cm"/>
    </style:style>
    <style:style style:name="co21" style:family="table-column">
      <style:table-column-properties fo:break-before="auto" style:column-width="1.078cm"/>
    </style:style>
    <style:style style:name="co22" style:family="table-column">
      <style:table-column-properties fo:break-before="auto" style:column-width="1.325cm"/>
    </style:style>
    <style:style style:name="co23" style:family="table-column">
      <style:table-column-properties fo:break-before="auto" style:column-width="1.10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38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111"/>
    <style:style style:name="ce2" style:family="table-cell" style:parent-style-name="Default" style:data-style-name="N46"/>
    <style:style style:name="ce3" style:family="table-cell" style:parent-style-name="Default" style:data-style-name="N2"/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0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Index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Workload (Docs)</text:p>
          </table:table-cell>
          <table:table-cell office:value-type="string">
            <text:p>Corpus Size (MB)</text:p>
          </table:table-cell>
          <table:table-cell office:value-type="string">
            <text:p>Indexing Time(Sec)</text:p>
          </table:table-cell>
          <table:table-cell office:value-type="string">
            <text:p>Time(Secs)</text:p>
          </table:table-cell>
          <table:table-cell office:value-type="string">
            <text:p>Index Size (MB)</text:p>
          </table:table-cell>
          <table:table-cell office:value-type="string">
            <text:p>Add Index (Sec)</text:p>
          </table:table-cell>
          <table:table-cell office:value-type="string">
            <text:p>Update Index (Sec)</text:p>
          </table:table-cell>
          <table:table-cell office:value-type="string">
            <text:p>Delete (Sec)</text:p>
          </table:table-cell>
          <table:table-cell/>
          <table:table-cell office:value-type="string">
            <text:p>Indexing Time(Sec)</text:p>
          </table:table-cell>
          <table:table-cell office:value-type="string">
            <text:p>Workload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1" office:value-type="float" office:value="1.2">
            <text:p>1.2</text:p>
          </table:table-cell>
          <table:table-cell table:style-name="ce2" office:value-type="time" office:time-value="PT00H00M00.486S">
            <text:p>00:00:00.49</text:p>
          </table:table-cell>
          <table:table-cell office:value-type="float" office:value="0.49">
            <text:p>0.49</text:p>
          </table:table-cell>
          <table:table-cell table:style-name="ce1" office:value-type="float" office:value="1.9">
            <text:p>1.9</text:p>
          </table:table-cell>
          <table:table-cell table:number-columns-repeated="4"/>
          <table:table-cell table:style-name="ce2" office:value-type="time" office:time-value="PT00H00M00.486S">
            <text:p>00:00:00.4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table:style-name="ce1" office:value-type="float" office:value="2.4">
            <text:p>2.4</text:p>
          </table:table-cell>
          <table:table-cell table:style-name="ce2" office:value-type="time" office:time-value="PT00H00M00.883S">
            <text:p>00:00:00.88</text:p>
          </table:table-cell>
          <table:table-cell office:value-type="float" office:value="0.88">
            <text:p>0.88</text:p>
          </table:table-cell>
          <table:table-cell table:style-name="ce1" office:value-type="float" office:value="3.7">
            <text:p>3.7</text:p>
          </table:table-cell>
          <table:table-cell table:number-columns-repeated="4"/>
          <table:table-cell table:style-name="ce2" office:value-type="time" office:time-value="PT00H00M00.883S">
            <text:p>00:00:00.88</text:p>
          </table:table-cell>
          <table:table-cell table:formula="of:=[.L2]*2" office:value-type="float" office:value="2">
            <text:p>2</text:p>
          </table:table-cell>
        </table:table-row>
        <table:table-row table:style-name="ro2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table:style-name="ce1" office:value-type="float" office:value="4.7">
            <text:p>4.7</text:p>
          </table:table-cell>
          <table:table-cell table:style-name="ce2" office:value-type="time" office:time-value="PT00H00M02.4S">
            <text:p>00:00:02.40</text:p>
          </table:table-cell>
          <table:table-cell office:value-type="float" office:value="2.4">
            <text:p>2.40</text:p>
          </table:table-cell>
          <table:table-cell table:style-name="ce1" office:value-type="float" office:value="7.2">
            <text:p>7.2</text:p>
          </table:table-cell>
          <table:table-cell table:number-columns-repeated="4"/>
          <table:table-cell table:style-name="ce2" office:value-type="time" office:time-value="PT00H00M02.4S">
            <text:p>00:00:02.40</text:p>
          </table:table-cell>
          <table:table-cell table:formula="of:=[.L3]*2" office:value-type="float" office:value="4">
            <text:p>4</text:p>
          </table:table-cell>
        </table:table-row>
        <table:table-row table:style-name="ro2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table:style-name="ce1" office:value-type="float" office:value="9.3">
            <text:p>9.3</text:p>
          </table:table-cell>
          <table:table-cell table:style-name="ce2" office:value-type="time" office:time-value="PT00H00M03.616S">
            <text:p>00:00:03.62</text:p>
          </table:table-cell>
          <table:table-cell office:value-type="float" office:value="3.62">
            <text:p>3.62</text:p>
          </table:table-cell>
          <table:table-cell table:style-name="ce1" office:value-type="float" office:value="15">
            <text:p>15.0</text:p>
          </table:table-cell>
          <table:table-cell table:number-columns-repeated="4"/>
          <table:table-cell table:style-name="ce2" office:value-type="time" office:time-value="PT00H00M03.616S">
            <text:p>00:00:03.62</text:p>
          </table:table-cell>
          <table:table-cell table:formula="of:=[.L4]*2" office:value-type="float" office:value="8">
            <text:p>8</text:p>
          </table:table-cell>
        </table:table-row>
        <table:table-row table:style-name="ro2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table:style-name="ce1" office:value-type="float" office:value="19">
            <text:p>19.0</text:p>
          </table:table-cell>
          <table:table-cell table:number-columns-repeated="2"/>
          <table:table-cell table:style-name="ce1" office:value-type="float" office:value="29">
            <text:p>29.0</text:p>
          </table:table-cell>
          <table:table-cell table:number-columns-repeated="4"/>
          <table:table-cell table:style-name="ce2" office:value-type="time" office:time-value="PT00H00M10.233S">
            <text:p>00:00:10.23</text:p>
          </table:table-cell>
          <table:table-cell table:formula="of:=[.L5]*2" office:value-type="float" office:value="16">
            <text:p>16</text:p>
          </table:table-cell>
        </table:table-row>
        <table:table-row table:style-name="ro2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table:style-name="ce1" office:value-type="float" office:value="38">
            <text:p>38.0</text:p>
          </table:table-cell>
          <table:table-cell table:style-name="ce2" office:value-type="time" office:time-value="PT00H00M22.499S">
            <text:p>00:00:22.50</text:p>
          </table:table-cell>
          <table:table-cell office:value-type="float" office:value="22.5">
            <text:p>22.50</text:p>
          </table:table-cell>
          <table:table-cell table:style-name="ce1" office:value-type="float" office:value="58">
            <text:p>58.0</text:p>
          </table:table-cell>
          <table:table-cell table:number-columns-repeated="4"/>
          <table:table-cell table:style-name="ce2" office:value-type="time" office:time-value="PT00H00M22.499S">
            <text:p>00:00:22.50</text:p>
          </table:table-cell>
          <table:table-cell table:formula="of:=[.L6]*2" office:value-type="float" office:value="32">
            <text:p>32</text:p>
          </table:table-cell>
        </table:table-row>
        <table:table-row table:style-name="ro2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table:style-name="ce1" office:value-type="float" office:value="56">
            <text:p>56.0</text:p>
          </table:table-cell>
          <table:table-cell table:style-name="ce2" office:value-type="time" office:time-value="PT00H00M33.162S">
            <text:p>00:00:33.16</text:p>
          </table:table-cell>
          <table:table-cell office:value-type="float" office:value="33.16">
            <text:p>33.16</text:p>
          </table:table-cell>
          <table:table-cell table:style-name="ce1" office:value-type="float" office:value="62">
            <text:p>62.0</text:p>
          </table:table-cell>
          <table:table-cell table:number-columns-repeated="4"/>
          <table:table-cell table:style-name="ce2" office:value-type="time" office:time-value="PT00H00M33.162S">
            <text:p>00:00:33.16</text:p>
          </table:table-cell>
          <table:table-cell table:formula="of:=[.L7]*2" office:value-type="float" office:value="64">
            <text:p>64</text:p>
          </table:table-cell>
        </table:table-row>
        <table:table-row table:style-name="ro2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table:style-name="ce1" office:value-type="float" office:value="90">
            <text:p>90.0</text:p>
          </table:table-cell>
          <table:table-cell table:style-name="ce2" office:value-type="time" office:time-value="PT00H00M58.379S">
            <text:p>00:00:58.38</text:p>
          </table:table-cell>
          <table:table-cell office:value-type="float" office:value="58.38">
            <text:p>58.38</text:p>
          </table:table-cell>
          <table:table-cell table:style-name="ce1" office:value-type="float" office:value="72">
            <text:p>72.0</text:p>
          </table:table-cell>
          <table:table-cell table:number-columns-repeated="4"/>
          <table:table-cell table:style-name="ce2" office:value-type="time" office:time-value="PT00H00M58.379S">
            <text:p>00:00:58.38</text:p>
          </table:table-cell>
          <table:table-cell table:formula="of:=[.L8]*2" office:value-type="float" office:value="128">
            <text:p>128</text:p>
          </table:table-cell>
        </table:table-row>
        <table:table-row table:style-name="ro2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table:style-name="ce1" office:value-type="float" office:value="160">
            <text:p>160.0</text:p>
          </table:table-cell>
          <table:table-cell table:style-name="ce2" office:value-type="time" office:time-value="PT00H02M24.219S">
            <text:p>00:02:24.22</text:p>
          </table:table-cell>
          <table:table-cell office:value-type="float" office:value="144.22">
            <text:p>144.22</text:p>
          </table:table-cell>
          <table:table-cell table:style-name="ce1" office:value-type="float" office:value="107">
            <text:p>107.0</text:p>
          </table:table-cell>
          <table:table-cell table:number-columns-repeated="4"/>
          <table:table-cell table:style-name="ce2" office:value-type="time" office:time-value="PT00H02M24.219S">
            <text:p>00:02:24.22</text:p>
          </table:table-cell>
          <table:table-cell table:formula="of:=[.L9]*2" office:value-type="float" office:value="256">
            <text:p>256</text:p>
          </table:table-cell>
        </table:table-row>
        <table:table-row table:style-name="ro2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table:style-name="ce1" office:value-type="float" office:value="302">
            <text:p>302.0</text:p>
          </table:table-cell>
          <table:table-cell table:number-columns-repeated="2"/>
          <table:table-cell table:style-name="ce1" office:value-type="float" office:value="176">
            <text:p>176.0</text:p>
          </table:table-cell>
          <table:table-cell table:number-columns-repeated="5"/>
          <table:table-cell table:formula="of:=[.L10]*2" office:value-type="float" office:value="512">
            <text:p>512</text:p>
          </table:table-cell>
        </table:table-row>
        <table:table-row table:style-name="ro2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table:style-name="ce1" office:value-type="float" office:value="577">
            <text:p>577.0</text:p>
          </table:table-cell>
          <table:table-cell table:style-name="ce2" office:value-type="time" office:time-value="PT00H07M24.838S">
            <text:p>00:07:24.84</text:p>
          </table:table-cell>
          <table:table-cell/>
          <table:table-cell table:style-name="ce1" office:value-type="float" office:value="283">
            <text:p>283.0</text:p>
          </table:table-cell>
          <table:table-cell table:number-columns-repeated="4"/>
          <table:table-cell table:style-name="ce2" office:value-type="time" office:time-value="PT00H07M24.838S">
            <text:p>00:07:24.84</text:p>
          </table:table-cell>
          <table:table-cell table:formula="of:=[.L11]*2" office:value-type="float" office:value="1024">
            <text:p>1024</text:p>
          </table:table-cell>
        </table:table-row>
        <table:table-row table:style-name="ro2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table:style-name="ce1" office:value-type="float" office:value="1228.8">
            <text:p>1228.8</text:p>
          </table:table-cell>
          <table:table-cell table:style-name="ce2" office:value-type="time" office:time-value="PT00H22M32.437S">
            <text:p>00:22:32.44</text:p>
          </table:table-cell>
          <table:table-cell/>
          <table:table-cell table:style-name="ce1" office:value-type="float" office:value="675">
            <text:p>675.0</text:p>
          </table:table-cell>
          <table:table-cell table:number-columns-repeated="4"/>
          <table:table-cell table:style-name="ce2" office:value-type="time" office:time-value="PT00H22M32.437S">
            <text:p>00:22:32.44</text:p>
          </table:table-cell>
          <table:table-cell table:formula="of:=[.L12]*2" office:value-type="float" office:value="2048">
            <text:p>2048</text:p>
          </table:table-cell>
        </table:table-row>
        <table:table-row table:style-name="ro2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style-name="ce1" office:value-type="float" office:value="2457.6">
            <text:p>2457.6</text:p>
          </table:table-cell>
          <table:table-cell table:style-name="ce2" office:value-type="time" office:time-value="PT00H49M15.184S">
            <text:p>00:49:15.18</text:p>
          </table:table-cell>
          <table:table-cell/>
          <table:table-cell table:style-name="ce1" table:formula="of:=1.2*1024" office:value-type="float" office:value="1228.8">
            <text:p>1228.8</text:p>
          </table:table-cell>
          <table:table-cell table:number-columns-repeated="4"/>
          <table:table-cell table:style-name="ce2" office:value-type="time" office:time-value="PT00H49M15.184S">
            <text:p>00:49:15.18</text:p>
          </table:table-cell>
          <table:table-cell table:formula="of:=[.L13]*2" office:value-type="float" office:value="4096">
            <text:p>4096</text:p>
          </table:table-cell>
        </table:table-row>
        <table:table-row table:style-name="ro2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style-name="ce1" office:value-type="float" office:value="4403.2">
            <text:p>4403.2</text:p>
          </table:table-cell>
          <table:table-cell table:number-columns-repeated="2"/>
          <table:table-cell table:style-name="ce1" table:formula="of:=2.1*1024" office:value-type="float" office:value="2150.4">
            <text:p>2150.4</text:p>
          </table:table-cell>
          <table:table-cell table:number-columns-repeated="4"/>
          <table:table-cell table:style-name="ce2" office:value-type="time" office:time-value="PT02H18M40.933S">
            <text:p>02:18:40.93</text:p>
          </table:table-cell>
          <table:table-cell table:formula="of:=[.L14]*2" office:value-type="float" office:value="8192">
            <text:p>8192</text:p>
          </table:table-cell>
        </table:table-row>
        <table:table-row table:style-name="ro2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table:style-name="ce1" office:value-type="float" office:value="7782.4">
            <text:p>7782.4</text:p>
          </table:table-cell>
          <table:table-cell table:number-columns-repeated="2"/>
          <table:table-cell table:style-name="ce1"/>
          <table:table-cell table:number-columns-repeated="5"/>
          <table:table-cell table:formula="of:=[.L15]*2" office:value-type="float" office:value="16384">
            <text:p>16384</text:p>
          </table:table-cell>
        </table:table-row>
        <table:table-row table:style-name="ro2">
          <table:table-cell table:number-columns-repeated="11"/>
          <table:table-cell table:formula="of:=[.L16]*2" office:value-type="float" office:value="32768">
            <text:p>32768</text:p>
          </table:table-cell>
        </table:table-row>
        <table:table-row table:style-name="ro2">
          <table:table-cell table:number-columns-repeated="11"/>
          <table:table-cell table:formula="of:=[.L17]*2" office:value-type="float" office:value="65536">
            <text:p>65536</text:p>
          </table:table-cell>
        </table:table-row>
        <table:table-row table:style-name="ro2">
          <table:table-cell table:number-columns-repeated="11"/>
          <table:table-cell table:formula="of:=[.L18]*2" office:value-type="float" office:value="131072">
            <text:p>131072</text:p>
          </table:table-cell>
        </table:table-row>
        <table:table-row table:style-name="ro2">
          <table:table-cell table:number-columns-repeated="11"/>
          <table:table-cell table:formula="of:=[.L19]*2" office:value-type="float" office:value="262144">
            <text:p>262144</text:p>
          </table:table-cell>
        </table:table-row>
        <table:table-row table:style-name="ro2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 office:value-type="string">
            <text:p>Index</text:p>
          </table:table-cell>
          <table:table-cell table:number-columns-repeated="7"/>
          <table:table-cell table:formula="of:=[.L20]*2" office:value-type="float" office:value="524288">
            <text:p>524288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.9">
            <text:p>1.9</text:p>
          </table:table-cell>
          <table:table-cell table:number-columns-repeated="7"/>
          <table:table-cell table:formula="of:=[.L21]*2" office:value-type="float" office:value="1048576">
            <text:p>1048576</text:p>
          </table:table-cell>
        </table:table-row>
        <table:table-row table:style-name="ro2">
          <table:table-cell office:value-type="string">
            <text:p>W2</text:p>
          </table:table-cell>
          <table:table-cell table:formula="of:=[.B22]*2" office:value-type="float" office:value="200">
            <text:p>200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3.7">
            <text:p>3.7</text:p>
          </table:table-cell>
          <table:table-cell table:number-columns-repeated="7"/>
          <table:table-cell table:formula="of:=[.L22]*2" office:value-type="float" office:value="2097152">
            <text:p>2097152</text:p>
          </table:table-cell>
        </table:table-row>
        <table:table-row table:style-name="ro2">
          <table:table-cell office:value-type="string">
            <text:p>W3</text:p>
          </table:table-cell>
          <table:table-cell table:formula="of:=[.B23]*2" office:value-type="float" office:value="400">
            <text:p>400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7.2">
            <text:p>7.2</text:p>
          </table:table-cell>
          <table:table-cell table:number-columns-repeated="7"/>
          <table:table-cell table:formula="of:=[.L23]*2" office:value-type="float" office:value="4194304">
            <text:p>4194304</text:p>
          </table:table-cell>
        </table:table-row>
        <table:table-row table:style-name="ro2">
          <table:table-cell office:value-type="string">
            <text:p>W4</text:p>
          </table:table-cell>
          <table:table-cell table:formula="of:=[.B24]*2" office:value-type="float" office:value="800">
            <text:p>800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15">
            <text:p>15.0</text:p>
          </table:table-cell>
          <table:table-cell table:number-columns-repeated="7"/>
          <table:table-cell table:formula="of:=[.L24]*2" office:value-type="float" office:value="8388608">
            <text:p>8388608</text:p>
          </table:table-cell>
        </table:table-row>
        <table:table-row table:style-name="ro2">
          <table:table-cell office:value-type="string">
            <text:p>W5</text:p>
          </table:table-cell>
          <table:table-cell table:formula="of:=[.B25]*2" office:value-type="float" office:value="1600">
            <text:p>1600</text:p>
          </table:table-cell>
          <table:table-cell table:style-name="ce1" office:value-type="float" office:value="19">
            <text:p>19.0</text:p>
          </table:table-cell>
          <table:table-cell table:style-name="ce1" office:value-type="float" office:value="29">
            <text:p>29.0</text:p>
          </table:table-cell>
          <table:table-cell table:number-columns-repeated="7"/>
          <table:table-cell table:formula="of:=[.L25]*2" office:value-type="float" office:value="16777216">
            <text:p>16777216</text:p>
          </table:table-cell>
        </table:table-row>
        <table:table-row table:style-name="ro2">
          <table:table-cell office:value-type="string">
            <text:p>W6</text:p>
          </table:table-cell>
          <table:table-cell table:formula="of:=[.B26]*2" office:value-type="float" office:value="3200">
            <text:p>3200</text:p>
          </table:table-cell>
          <table:table-cell table:style-name="ce1" office:value-type="float" office:value="38">
            <text:p>38.0</text:p>
          </table:table-cell>
          <table:table-cell table:style-name="ce1" office:value-type="float" office:value="58">
            <text:p>58.0</text:p>
          </table:table-cell>
          <table:table-cell table:number-columns-repeated="8"/>
        </table:table-row>
        <table:table-row table:style-name="ro2">
          <table:table-cell office:value-type="string">
            <text:p>W7</text:p>
          </table:table-cell>
          <table:table-cell table:formula="of:=[.B27]*2" office:value-type="float" office:value="6400">
            <text:p>6400</text:p>
          </table:table-cell>
          <table:table-cell table:style-name="ce1" office:value-type="float" office:value="56">
            <text:p>56.0</text:p>
          </table:table-cell>
          <table:table-cell table:style-name="ce1" office:value-type="float" office:value="62">
            <text:p>62.0</text:p>
          </table:table-cell>
          <table:table-cell table:number-columns-repeated="8"/>
        </table:table-row>
        <table:table-row table:style-name="ro2">
          <table:table-cell office:value-type="string">
            <text:p>W8</text:p>
          </table:table-cell>
          <table:table-cell table:formula="of:=[.B28]*2" office:value-type="float" office:value="12800">
            <text:p>12800</text:p>
          </table:table-cell>
          <table:table-cell table:style-name="ce1" office:value-type="float" office:value="90">
            <text:p>90.0</text:p>
          </table:table-cell>
          <table:table-cell table:style-name="ce1" office:value-type="float" office:value="72">
            <text:p>72.0</text:p>
          </table:table-cell>
          <table:table-cell table:number-columns-repeated="8"/>
        </table:table-row>
        <table:table-row table:style-name="ro2">
          <table:table-cell office:value-type="string">
            <text:p>W9</text:p>
          </table:table-cell>
          <table:table-cell table:formula="of:=[.B29]*2" office:value-type="float" office:value="25600">
            <text:p>25600</text:p>
          </table:table-cell>
          <table:table-cell table:style-name="ce1" office:value-type="float" office:value="160">
            <text:p>160.0</text:p>
          </table:table-cell>
          <table:table-cell table:style-name="ce1" office:value-type="float" office:value="107">
            <text:p>107.0</text:p>
          </table:table-cell>
          <table:table-cell table:number-columns-repeated="8"/>
        </table:table-row>
        <table:table-row table:style-name="ro2">
          <table:table-cell office:value-type="string">
            <text:p>W10</text:p>
          </table:table-cell>
          <table:table-cell table:formula="of:=[.B30]*2" office:value-type="float" office:value="51200">
            <text:p>51200</text:p>
          </table:table-cell>
          <table:table-cell table:style-name="ce1" office:value-type="float" office:value="302">
            <text:p>302.0</text:p>
          </table:table-cell>
          <table:table-cell table:style-name="ce1" office:value-type="float" office:value="176">
            <text:p>176.0</text:p>
          </table:table-cell>
          <table:table-cell table:number-columns-repeated="8"/>
        </table:table-row>
        <table:table-row table:style-name="ro2">
          <table:table-cell office:value-type="string">
            <text:p>W11</text:p>
          </table:table-cell>
          <table:table-cell table:formula="of:=[.B31]*2" office:value-type="float" office:value="102400">
            <text:p>102400</text:p>
          </table:table-cell>
          <table:table-cell table:style-name="ce1" office:value-type="float" office:value="577">
            <text:p>577.0</text:p>
          </table:table-cell>
          <table:table-cell table:style-name="ce1" office:value-type="float" office:value="283">
            <text:p>283.0</text:p>
          </table:table-cell>
          <table:table-cell table:number-columns-repeated="8"/>
        </table:table-row>
        <table:table-row table:style-name="ro2">
          <table:table-cell office:value-type="string">
            <text:p>W12</text:p>
          </table:table-cell>
          <table:table-cell table:formula="of:=[.B32]*2" office:value-type="float" office:value="204800">
            <text:p>204800</text:p>
          </table:table-cell>
          <table:table-cell table:style-name="ce1" office:value-type="float" office:value="1228.8">
            <text:p>1228.8</text:p>
          </table:table-cell>
          <table:table-cell table:style-name="ce1" office:value-type="float" office:value="675">
            <text:p>675.0</text:p>
          </table:table-cell>
          <table:table-cell table:number-columns-repeated="8"/>
        </table:table-row>
        <table:table-row table:style-name="ro2">
          <table:table-cell office:value-type="string">
            <text:p>W13</text:p>
          </table:table-cell>
          <table:table-cell table:formula="of:=[.B33]*2" office:value-type="float" office:value="409600">
            <text:p>409600</text:p>
          </table:table-cell>
          <table:table-cell table:style-name="ce1" office:value-type="float" office:value="2457.6">
            <text:p>2457.6</text:p>
          </table:table-cell>
          <table:table-cell table:style-name="ce1" table:formula="of:=1.2*1024" office:value-type="float" office:value="1228.8">
            <text:p>1228.8</text:p>
          </table:table-cell>
          <table:table-cell table:number-columns-repeated="8"/>
        </table:table-row>
        <table:table-row table:style-name="ro2">
          <table:table-cell office:value-type="string">
            <text:p>W14</text:p>
          </table:table-cell>
          <table:table-cell table:formula="of:=[.B34]*2" office:value-type="float" office:value="819200">
            <text:p>819200</text:p>
          </table:table-cell>
          <table:table-cell table:style-name="ce1" office:value-type="float" office:value="4403.2">
            <text:p>4403.2</text:p>
          </table:table-cell>
          <table:table-cell table:style-name="ce1" table:formula="of:=2.1*1024" office:value-type="float" office:value="2150.4">
            <text:p>2150.4</text:p>
          </table:table-cell>
          <table:table-cell table:number-columns-repeated="8"/>
        </table:table-row>
        <table:table-row table:style-name="ro2" table:number-rows-repeated="104854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7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 table:style-name="ce3" office:value-type="string">
            <text:p>Time</text:p>
          </table:table-cell>
          <table:table-cell office:value-type="string">
            <text:p>Index</text:p>
          </table:table-cell>
          <table:table-cell office:value-type="string">
            <text:p>Average(Secs)</text:p>
          </table:table-cell>
          <table:table-cell/>
          <table:table-cell office:value-type="string">
            <text:p>Time</text:p>
          </table:table-cell>
          <table:table-cell office:value-type="string">
            <text:p>Workload</text:p>
          </table:table-cell>
          <table:table-cell office:value-type="string">
            <text:p>Hours</text:p>
          </table:table-cell>
          <table:table-cell office:value-type="string">
            <text:p>Minutes</text:p>
          </table:table-cell>
          <table:table-cell office:value-type="string">
            <text:p>Seconds</text:p>
          </table:table-cell>
          <table:table-cell office:value-type="string">
            <text:p>Total(Seconds)</text:p>
          </table:table-cell>
          <table:table-cell/>
          <table:table-cell office:value-type="string">
            <text:p>Workload</text:p>
          </table:table-cell>
          <table:table-cell office:value-type="string">
            <text:p>Mean</text:p>
          </table:table-cell>
          <table:table-cell office:value-type="string">
            <text:p>Median</text:p>
          </table:table-cell>
          <table:table-cell office:value-type="string">
            <text:p>Mode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1" office:value-type="float" office:value="1.2">
            <text:p>1.2</text:p>
          </table:table-cell>
          <table:table-cell table:style-name="ce3" office:value-type="float" office:value="0.49">
            <text:p>0.49</text:p>
          </table:table-cell>
          <table:table-cell table:style-name="ce1" office:value-type="float" office:value="1.9">
            <text:p>1.9</text:p>
          </table:table-cell>
          <table:table-cell table:style-name="ce1"/>
          <table:table-cell/>
          <table:table-cell table:style-name="ce2" office:value-type="time" office:time-value="PT00H00M03.91S">
            <text:p>00:00:03.91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3.91">
            <text:p>3.91</text:p>
          </table:table-cell>
          <table:table-cell table:formula="of:=SUM([.L2]+([.K2]*60)+([.J2]*60*60))" office:value-type="float" office:value="3.91">
            <text:p>3.91</text:p>
          </table:table-cell>
          <table:table-cell/>
          <table:table-cell office:value-type="string">
            <text:p>W1</text:p>
          </table:table-cell>
          <table:table-cell table:formula="of:=AVERAGE([.M2:.M6])" office:value-type="float" office:value="2.052">
            <text:p>2.052</text:p>
          </table:table-cell>
          <table:table-cell table:formula="of:=MEDIAN([.M2:.M6])" office:value-type="float" office:value="1.59">
            <text:p>1.59</text:p>
          </table:table-cell>
          <table:table-cell/>
        </table:table-row>
        <table:table-row table:style-name="ro2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table:style-name="ce1" office:value-type="float" office:value="2.4">
            <text:p>2.4</text:p>
          </table:table-cell>
          <table:table-cell table:style-name="ce3" office:value-type="float" office:value="0.88">
            <text:p>0.88</text:p>
          </table:table-cell>
          <table:table-cell table:style-name="ce1" office:value-type="float" office:value="3.7">
            <text:p>3.7</text:p>
          </table:table-cell>
          <table:table-cell table:style-name="ce1"/>
          <table:table-cell/>
          <table:table-cell table:style-name="ce2" office:value-type="time" office:time-value="PT00H00M02.45S">
            <text:p>00:00:02.45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2.45">
            <text:p>2.45</text:p>
          </table:table-cell>
          <table:table-cell table:formula="of:=SUM([.L3]+([.K3]*60)+([.J3]*60*60))" office:value-type="float" office:value="2.45">
            <text:p>2.45</text:p>
          </table:table-cell>
          <table:table-cell/>
          <table:table-cell office:value-type="string">
            <text:p>W2</text:p>
          </table:table-cell>
          <table:table-cell table:number-columns-repeated="3"/>
        </table:table-row>
        <table:table-row table:style-name="ro2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table:style-name="ce1" office:value-type="float" office:value="4.7">
            <text:p>4.7</text:p>
          </table:table-cell>
          <table:table-cell table:style-name="ce3" office:value-type="float" office:value="2.4">
            <text:p>2.40</text:p>
          </table:table-cell>
          <table:table-cell table:style-name="ce1" office:value-type="float" office:value="7.2">
            <text:p>7.2</text:p>
          </table:table-cell>
          <table:table-cell table:style-name="ce1"/>
          <table:table-cell/>
          <table:table-cell table:style-name="ce2" office:value-type="time" office:time-value="PT00H00M01.591S">
            <text:p>00:00:01.59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59">
            <text:p>1.59</text:p>
          </table:table-cell>
          <table:table-cell table:formula="of:=SUM([.L4]+([.K4]*60)+([.J4]*60*60))" office:value-type="float" office:value="1.59">
            <text:p>1.59</text:p>
          </table:table-cell>
          <table:table-cell/>
          <table:table-cell office:value-type="string">
            <text:p>W3</text:p>
          </table:table-cell>
          <table:table-cell table:number-columns-repeated="3"/>
        </table:table-row>
        <table:table-row table:style-name="ro2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table:style-name="ce1" office:value-type="float" office:value="9.3">
            <text:p>9.3</text:p>
          </table:table-cell>
          <table:table-cell table:style-name="ce3" office:value-type="float" office:value="3.62">
            <text:p>3.62</text:p>
          </table:table-cell>
          <table:table-cell table:style-name="ce1" office:value-type="float" office:value="15">
            <text:p>15.0</text:p>
          </table:table-cell>
          <table:table-cell table:style-name="ce1"/>
          <table:table-cell/>
          <table:table-cell table:style-name="ce2" office:value-type="time" office:time-value="PT00H00M01.2S">
            <text:p>00:00:01.20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2">
            <text:p>1.2</text:p>
          </table:table-cell>
          <table:table-cell table:formula="of:=SUM([.L5]+([.K5]*60)+([.J5]*60*60))" office:value-type="float" office:value="1.2">
            <text:p>1.2</text:p>
          </table:table-cell>
          <table:table-cell/>
          <table:table-cell office:value-type="string">
            <text:p>W4</text:p>
          </table:table-cell>
          <table:table-cell table:number-columns-repeated="3"/>
        </table:table-row>
        <table:table-row table:style-name="ro2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table:style-name="ce1" office:value-type="float" office:value="19">
            <text:p>19.0</text:p>
          </table:table-cell>
          <table:table-cell table:style-name="ce3" office:value-type="float" office:value="0">
            <text:p>0.00</text:p>
          </table:table-cell>
          <table:table-cell table:style-name="ce1" office:value-type="float" office:value="29">
            <text:p>29.0</text:p>
          </table:table-cell>
          <table:table-cell table:style-name="ce1"/>
          <table:table-cell/>
          <table:table-cell table:style-name="ce2" office:value-type="time" office:time-value="PT00H00M01.11S">
            <text:p>00:00:01.11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11">
            <text:p>1.11</text:p>
          </table:table-cell>
          <table:table-cell table:formula="of:=SUM([.L6]+([.K6]*60)+([.J6]*60*60))" office:value-type="float" office:value="1.11">
            <text:p>1.11</text:p>
          </table:table-cell>
          <table:table-cell/>
          <table:table-cell office:value-type="string">
            <text:p>W5</text:p>
          </table:table-cell>
          <table:table-cell table:number-columns-repeated="3"/>
        </table:table-row>
        <table:table-row table:style-name="ro2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table:style-name="ce1" office:value-type="float" office:value="38">
            <text:p>38.0</text:p>
          </table:table-cell>
          <table:table-cell table:style-name="ce3" office:value-type="float" office:value="22.5">
            <text:p>22.50</text:p>
          </table:table-cell>
          <table:table-cell table:style-name="ce1" office:value-type="float" office:value="58">
            <text:p>58.0</text:p>
          </table:table-cell>
          <table:table-cell table:style-name="ce1"/>
          <table:table-cell/>
          <table:table-cell table:style-name="ce2" office:value-type="time" office:time-value="PT00H00M01.957S">
            <text:p>00:00:01.96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96">
            <text:p>1.96</text:p>
          </table:table-cell>
          <table:table-cell table:formula="of:=SUM([.L7]+([.K7]*60)+([.J7]*60*60))" office:value-type="float" office:value="1.96">
            <text:p>1.96</text:p>
          </table:table-cell>
          <table:table-cell/>
          <table:table-cell office:value-type="string">
            <text:p>W6</text:p>
          </table:table-cell>
          <table:table-cell table:number-columns-repeated="3"/>
        </table:table-row>
        <table:table-row table:style-name="ro2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table:style-name="ce1" office:value-type="float" office:value="56">
            <text:p>56.0</text:p>
          </table:table-cell>
          <table:table-cell table:style-name="ce3" office:value-type="float" office:value="33.16">
            <text:p>33.16</text:p>
          </table:table-cell>
          <table:table-cell table:style-name="ce1" office:value-type="float" office:value="62">
            <text:p>62.0</text:p>
          </table:table-cell>
          <table:table-cell table:style-name="ce1"/>
          <table:table-cell/>
          <table:table-cell table:style-name="ce2" office:value-type="time" office:time-value="PT00H00M01.74S">
            <text:p>00:00:01.74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74">
            <text:p>1.74</text:p>
          </table:table-cell>
          <table:table-cell table:formula="of:=SUM([.L8]+([.K8]*60)+([.J8]*60*60))" office:value-type="float" office:value="1.74">
            <text:p>1.74</text:p>
          </table:table-cell>
          <table:table-cell/>
          <table:table-cell office:value-type="string">
            <text:p>W7</text:p>
          </table:table-cell>
          <table:table-cell table:number-columns-repeated="3"/>
        </table:table-row>
        <table:table-row table:style-name="ro2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table:style-name="ce1" office:value-type="float" office:value="90">
            <text:p>90.0</text:p>
          </table:table-cell>
          <table:table-cell table:style-name="ce3" office:value-type="float" office:value="58.38">
            <text:p>58.38</text:p>
          </table:table-cell>
          <table:table-cell table:style-name="ce1" office:value-type="float" office:value="72">
            <text:p>72.0</text:p>
          </table:table-cell>
          <table:table-cell table:style-name="ce1"/>
          <table:table-cell/>
          <table:table-cell table:style-name="ce2" office:value-type="time" office:time-value="PT00H00M01.485S">
            <text:p>00:00:01.49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49">
            <text:p>1.49</text:p>
          </table:table-cell>
          <table:table-cell table:formula="of:=SUM([.L9]+([.K9]*60)+([.J9]*60*60))" office:value-type="float" office:value="1.49">
            <text:p>1.49</text:p>
          </table:table-cell>
          <table:table-cell/>
          <table:table-cell office:value-type="string">
            <text:p>W8</text:p>
          </table:table-cell>
          <table:table-cell table:number-columns-repeated="3"/>
        </table:table-row>
        <table:table-row table:style-name="ro2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table:style-name="ce1" office:value-type="float" office:value="160">
            <text:p>160.0</text:p>
          </table:table-cell>
          <table:table-cell table:style-name="ce3" office:value-type="float" office:value="144.22">
            <text:p>144.22</text:p>
          </table:table-cell>
          <table:table-cell table:style-name="ce1" office:value-type="float" office:value="107">
            <text:p>107.0</text:p>
          </table:table-cell>
          <table:table-cell table:style-name="ce1"/>
          <table:table-cell/>
          <table:table-cell table:style-name="ce2" office:value-type="time" office:time-value="PT00H00M01.608S">
            <text:p>00:00:01.61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61">
            <text:p>1.61</text:p>
          </table:table-cell>
          <table:table-cell table:formula="of:=SUM([.L10]+([.K10]*60)+([.J10]*60*60))" office:value-type="float" office:value="1.61">
            <text:p>1.61</text:p>
          </table:table-cell>
          <table:table-cell/>
          <table:table-cell office:value-type="string">
            <text:p>W9</text:p>
          </table:table-cell>
          <table:table-cell table:number-columns-repeated="3"/>
        </table:table-row>
        <table:table-row table:style-name="ro2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table:style-name="ce1" office:value-type="float" office:value="302">
            <text:p>302.0</text:p>
          </table:table-cell>
          <table:table-cell table:style-name="ce3" office:value-type="float" office:value="0">
            <text:p>0.00</text:p>
          </table:table-cell>
          <table:table-cell table:style-name="ce1" office:value-type="float" office:value="176">
            <text:p>176.0</text:p>
          </table:table-cell>
          <table:table-cell table:style-name="ce1"/>
          <table:table-cell/>
          <table:table-cell table:style-name="ce2" office:value-type="time" office:time-value="PT00H00M01.466S">
            <text:p>00:00:01.47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47">
            <text:p>1.47</text:p>
          </table:table-cell>
          <table:table-cell table:formula="of:=SUM([.L11]+([.K11]*60)+([.J11]*60*60))" office:value-type="float" office:value="1.47">
            <text:p>1.47</text:p>
          </table:table-cell>
          <table:table-cell/>
          <table:table-cell office:value-type="string">
            <text:p>W10</text:p>
          </table:table-cell>
          <table:table-cell table:number-columns-repeated="3"/>
        </table:table-row>
        <table:table-row table:style-name="ro2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table:style-name="ce1" office:value-type="float" office:value="577">
            <text:p>577.0</text:p>
          </table:table-cell>
          <table:table-cell table:style-name="ce3" office:value-type="float" office:value="0">
            <text:p>0.00</text:p>
          </table:table-cell>
          <table:table-cell table:style-name="ce1" office:value-type="float" office:value="283">
            <text:p>283.0</text:p>
          </table:table-cell>
          <table:table-cell table:style-name="ce1"/>
          <table:table-cell/>
          <table:table-cell table:style-name="ce2" office:value-type="time" office:time-value="PT00H00M03.9S">
            <text:p>00:00:03.90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3.9">
            <text:p>3.9</text:p>
          </table:table-cell>
          <table:table-cell table:formula="of:=SUM([.L12]+([.K12]*60)+([.J12]*60*60))" office:value-type="float" office:value="3.9">
            <text:p>3.9</text:p>
          </table:table-cell>
          <table:table-cell table:number-columns-repeated="5"/>
        </table:table-row>
        <table:table-row table:style-name="ro2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table:style-name="ce1" office:value-type="float" office:value="1228.8">
            <text:p>1228.8</text:p>
          </table:table-cell>
          <table:table-cell table:style-name="ce3" office:value-type="float" office:value="0">
            <text:p>0.00</text:p>
          </table:table-cell>
          <table:table-cell table:style-name="ce1" office:value-type="float" office:value="675">
            <text:p>675.0</text:p>
          </table:table-cell>
          <table:table-cell table:style-name="ce1"/>
          <table:table-cell/>
          <table:table-cell table:style-name="ce2" office:value-type="time" office:time-value="PT00H00M02.549S">
            <text:p>00:00:02.55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55">
            <text:p>2.55</text:p>
          </table:table-cell>
          <table:table-cell table:formula="of:=SUM([.L13]+([.K13]*60)+([.J13]*60*60))" office:value-type="float" office:value="2.55">
            <text:p>2.55</text:p>
          </table:table-cell>
          <table:table-cell table:number-columns-repeated="5"/>
        </table:table-row>
        <table:table-row table:style-name="ro2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style-name="ce1" office:value-type="float" office:value="2457.6">
            <text:p>2457.6</text:p>
          </table:table-cell>
          <table:table-cell table:style-name="ce3" office:value-type="float" office:value="0">
            <text:p>0.00</text:p>
          </table:table-cell>
          <table:table-cell table:style-name="ce1" office:value-type="float" office:value="0">
            <text:p>0.0</text:p>
          </table:table-cell>
          <table:table-cell table:style-name="ce1"/>
          <table:table-cell/>
          <table:table-cell table:style-name="ce2" office:value-type="time" office:time-value="PT00H00M02.456S">
            <text:p>00:00:02.46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46">
            <text:p>2.46</text:p>
          </table:table-cell>
          <table:table-cell table:formula="of:=SUM([.L14]+([.K14]*60)+([.J14]*60*60))" office:value-type="float" office:value="2.46">
            <text:p>2.46</text:p>
          </table:table-cell>
          <table:table-cell table:number-columns-repeated="5"/>
        </table:table-row>
        <table:table-row table:style-name="ro2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style-name="ce1" office:value-type="float" office:value="4403.2">
            <text:p>4403.2</text:p>
          </table:table-cell>
          <table:table-cell table:style-name="ce3" office:value-type="float" office:value="0">
            <text:p>0.00</text:p>
          </table:table-cell>
          <table:table-cell table:style-name="ce1" office:value-type="float" office:value="0">
            <text:p>0.0</text:p>
          </table:table-cell>
          <table:table-cell table:style-name="ce1"/>
          <table:table-cell/>
          <table:table-cell table:style-name="ce2" office:value-type="time" office:time-value="PT00H00M02.54S">
            <text:p>00:00:02.54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54">
            <text:p>2.54</text:p>
          </table:table-cell>
          <table:table-cell table:formula="of:=SUM([.L15]+([.K15]*60)+([.J15]*60*60))" office:value-type="float" office:value="2.54">
            <text:p>2.54</text:p>
          </table:table-cell>
          <table:table-cell table:number-columns-repeated="5"/>
        </table:table-row>
        <table:table-row table:style-name="ro2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table:style-name="ce1" office:value-type="float" office:value="7782.4">
            <text:p>7782.4</text:p>
          </table:table-cell>
          <table:table-cell table:style-name="ce3" office:value-type="float" office:value="0">
            <text:p>0.00</text:p>
          </table:table-cell>
          <table:table-cell table:style-name="ce1" office:value-type="float" office:value="0">
            <text:p>0.0</text:p>
          </table:table-cell>
          <table:table-cell table:style-name="ce1"/>
          <table:table-cell/>
          <table:table-cell table:style-name="ce2" office:value-type="time" office:time-value="PT00H00M02.642S">
            <text:p>00:00:02.64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64">
            <text:p>2.64</text:p>
          </table:table-cell>
          <table:table-cell table:formula="of:=SUM([.L16]+([.K16]*60)+([.J16]*60*60))" office:value-type="float" office:value="2.64">
            <text:p>2.64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3"/>
          <table:table-cell table:number-columns-repeated="3"/>
          <table:table-cell table:style-name="ce2" office:value-type="time" office:time-value="PT00H00M05.231S">
            <text:p>00:00:05.23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5.23">
            <text:p>5.23</text:p>
          </table:table-cell>
          <table:table-cell table:formula="of:=SUM([.L17]+([.K17]*60)+([.J17]*60*60))" office:value-type="float" office:value="5.23">
            <text:p>5.23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04.27S">
            <text:p>00:00:04.27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7">
            <text:p>4.27</text:p>
          </table:table-cell>
          <table:table-cell table:formula="of:=SUM([.L18]+([.K18]*60)+([.J18]*60*60))" office:value-type="float" office:value="4.27">
            <text:p>4.27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04.141S">
            <text:p>00:00:04.14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14">
            <text:p>4.14</text:p>
          </table:table-cell>
          <table:table-cell table:formula="of:=SUM([.L19]+([.K19]*60)+([.J19]*60*60))" office:value-type="float" office:value="4.14">
            <text:p>4.14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04.212S">
            <text:p>00:00:04.21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1">
            <text:p>4.21</text:p>
          </table:table-cell>
          <table:table-cell table:formula="of:=SUM([.L20]+([.K20]*60)+([.J20]*60*60))" office:value-type="float" office:value="4.21">
            <text:p>4.21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04.207S">
            <text:p>00:00:04.21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1">
            <text:p>4.21</text:p>
          </table:table-cell>
          <table:table-cell table:formula="of:=SUM([.L21]+([.K21]*60)+([.J21]*60*60))" office:value-type="float" office:value="4.21">
            <text:p>4.21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10.979S">
            <text:p>00:00:10.98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10.98">
            <text:p>10.98</text:p>
          </table:table-cell>
          <table:table-cell table:formula="of:=SUM([.L22]+([.K22]*60)+([.J22]*60*60))" office:value-type="float" office:value="10.98">
            <text:p>10.98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07.902S">
            <text:p>00:00:07.90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9">
            <text:p>7.9</text:p>
          </table:table-cell>
          <table:table-cell table:formula="of:=SUM([.L23]+([.K23]*60)+([.J23]*60*60))" office:value-type="float" office:value="7.9">
            <text:p>7.9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07.67S">
            <text:p>00:00:07.67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67">
            <text:p>7.67</text:p>
          </table:table-cell>
          <table:table-cell table:formula="of:=SUM([.L24]+([.K24]*60)+([.J24]*60*60))" office:value-type="float" office:value="7.67">
            <text:p>7.67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07.186S">
            <text:p>00:00:07.19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19">
            <text:p>7.19</text:p>
          </table:table-cell>
          <table:table-cell table:formula="of:=SUM([.L25]+([.K25]*60)+([.J25]*60*60))" office:value-type="float" office:value="7.19">
            <text:p>7.19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07.73S">
            <text:p>00:00:07.73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73">
            <text:p>7.73</text:p>
          </table:table-cell>
          <table:table-cell table:formula="of:=SUM([.L26]+([.K26]*60)+([.J26]*60*60))" office:value-type="float" office:value="7.73">
            <text:p>7.73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13.875S">
            <text:p>00:00:13.8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88">
            <text:p>13.88</text:p>
          </table:table-cell>
          <table:table-cell table:formula="of:=SUM([.L27]+([.K27]*60)+([.J27]*60*60))" office:value-type="float" office:value="13.88">
            <text:p>13.88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13.677S">
            <text:p>00:00:13.6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68">
            <text:p>13.68</text:p>
          </table:table-cell>
          <table:table-cell table:formula="of:=SUM([.L28]+([.K28]*60)+([.J28]*60*60))" office:value-type="float" office:value="13.68">
            <text:p>13.68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13.694S">
            <text:p>00:00:13.69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69">
            <text:p>13.69</text:p>
          </table:table-cell>
          <table:table-cell table:formula="of:=SUM([.L29]+([.K29]*60)+([.J29]*60*60))" office:value-type="float" office:value="13.69">
            <text:p>13.69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13.378S">
            <text:p>00:00:13.3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38">
            <text:p>13.38</text:p>
          </table:table-cell>
          <table:table-cell table:formula="of:=SUM([.L30]+([.K30]*60)+([.J30]*60*60))" office:value-type="float" office:value="13.38">
            <text:p>13.38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13.251S">
            <text:p>00:00:13.25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25">
            <text:p>13.25</text:p>
          </table:table-cell>
          <table:table-cell table:formula="of:=SUM([.L31]+([.K31]*60)+([.J31]*60*60))" office:value-type="float" office:value="13.25">
            <text:p>13.25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35.723S">
            <text:p>00:00:35.72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35.72">
            <text:p>35.72</text:p>
          </table:table-cell>
          <table:table-cell table:formula="of:=SUM([.L32]+([.K32]*60)+([.J32]*60*60))" office:value-type="float" office:value="35.72">
            <text:p>35.72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15.453S">
            <text:p>00:00:15.45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5.45">
            <text:p>15.45</text:p>
          </table:table-cell>
          <table:table-cell table:formula="of:=SUM([.L33]+([.K33]*60)+([.J33]*60*60))" office:value-type="float" office:value="15.45">
            <text:p>15.45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14.81S">
            <text:p>00:00:14.81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1">
            <text:p>14.81</text:p>
          </table:table-cell>
          <table:table-cell table:formula="of:=SUM([.L34]+([.K34]*60)+([.J34]*60*60))" office:value-type="float" office:value="14.81">
            <text:p>14.81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14.893S">
            <text:p>00:00:14.89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9">
            <text:p>14.89</text:p>
          </table:table-cell>
          <table:table-cell table:formula="of:=SUM([.L35]+([.K35]*60)+([.J35]*60*60))" office:value-type="float" office:value="14.89">
            <text:p>14.89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14.824S">
            <text:p>00:00:14.82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2">
            <text:p>14.82</text:p>
          </table:table-cell>
          <table:table-cell table:formula="of:=SUM([.L36]+([.K36]*60)+([.J36]*60*60))" office:value-type="float" office:value="14.82">
            <text:p>14.82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57.914S">
            <text:p>00:00:57.91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57.91">
            <text:p>57.91</text:p>
          </table:table-cell>
          <table:table-cell table:formula="of:=SUM([.L37]+([.K37]*60)+([.J37]*60*60))" office:value-type="float" office:value="57.91">
            <text:p>57.91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18.273S">
            <text:p>00:00:18.27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27">
            <text:p>18.27</text:p>
          </table:table-cell>
          <table:table-cell table:formula="of:=SUM([.L38]+([.K38]*60)+([.J38]*60*60))" office:value-type="float" office:value="18.27">
            <text:p>18.27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18.337S">
            <text:p>00:00:18.34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34">
            <text:p>18.34</text:p>
          </table:table-cell>
          <table:table-cell table:formula="of:=SUM([.L39]+([.K39]*60)+([.J39]*60*60))" office:value-type="float" office:value="18.34">
            <text:p>18.34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18.61S">
            <text:p>00:00:18.61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61">
            <text:p>18.61</text:p>
          </table:table-cell>
          <table:table-cell table:formula="of:=SUM([.L40]+([.K40]*60)+([.J40]*60*60))" office:value-type="float" office:value="18.61">
            <text:p>18.61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17.889S">
            <text:p>00:00:17.89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7.89">
            <text:p>17.89</text:p>
          </table:table-cell>
          <table:table-cell table:formula="of:=SUM([.L41]+([.K41]*60)+([.J41]*60*60))" office:value-type="float" office:value="17.89">
            <text:p>17.89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2M28.534S">
            <text:p>00:02:28.53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.53">
            <text:p>28.53</text:p>
          </table:table-cell>
          <table:table-cell table:formula="of:=SUM([.L42]+([.K42]*60)+([.J42]*60*60))" office:value-type="float" office:value="148.53">
            <text:p>148.53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1M23.434S">
            <text:p>00:01:23.43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43">
            <text:p>23.43</text:p>
          </table:table-cell>
          <table:table-cell table:formula="of:=SUM([.L43]+([.K43]*60)+([.J43]*60*60))" office:value-type="float" office:value="83.43">
            <text:p>83.43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1M12.96S">
            <text:p>00:01:12.96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.96">
            <text:p>12.96</text:p>
          </table:table-cell>
          <table:table-cell table:formula="of:=SUM([.L44]+([.K44]*60)+([.J44]*60*60))" office:value-type="float" office:value="72.96">
            <text:p>72.96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57.44S">
            <text:p>00:00:57.44</text:p>
          </table:table-cell>
          <table:table-cell office:value-type="string">
            <text:p>W9</text:p>
          </table:table-cell>
          <table:table-cell table:number-columns-repeated="2" office:value-type="float" office:value="0">
            <text:p>0</text:p>
          </table:table-cell>
          <table:table-cell office:value-type="float" office:value="57.44">
            <text:p>57.44</text:p>
          </table:table-cell>
          <table:table-cell table:formula="of:=SUM([.L45]+([.K45]*60)+([.J45]*60*60))" office:value-type="float" office:value="57.44">
            <text:p>57.44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0M31.871S">
            <text:p>00:00:31.87</text:p>
          </table:table-cell>
          <table:table-cell office:value-type="string">
            <text:p>W9</text:p>
          </table:table-cell>
          <table:table-cell table:number-columns-repeated="2" office:value-type="float" office:value="0">
            <text:p>0</text:p>
          </table:table-cell>
          <table:table-cell office:value-type="float" office:value="31.87">
            <text:p>31.87</text:p>
          </table:table-cell>
          <table:table-cell table:formula="of:=SUM([.L46]+([.K46]*60)+([.J46]*60*60))" office:value-type="float" office:value="31.87">
            <text:p>31.87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3M37.265S">
            <text:p>00:03:37.27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.27">
            <text:p>37.27</text:p>
          </table:table-cell>
          <table:table-cell table:formula="of:=SUM([.L47]+([.K47]*60)+([.J47]*60*60))" office:value-type="float" office:value="217.27">
            <text:p>217.27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3M24.212S">
            <text:p>00:03:24.21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4.21">
            <text:p>24.21</text:p>
          </table:table-cell>
          <table:table-cell table:formula="of:=SUM([.L48]+([.K48]*60)+([.J48]*60*60))" office:value-type="float" office:value="204.21">
            <text:p>204.21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3M26.487S">
            <text:p>00:03:26.49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.49">
            <text:p>26.49</text:p>
          </table:table-cell>
          <table:table-cell table:formula="of:=SUM([.L49]+([.K49]*60)+([.J49]*60*60))" office:value-type="float" office:value="206.49">
            <text:p>206.49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" office:value-type="time" office:time-value="PT00H03M28.938S">
            <text:p>00:03:28.94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.94">
            <text:p>28.94</text:p>
          </table:table-cell>
          <table:table-cell table:formula="of:=SUM([.L50]+([.K50]*60)+([.J50]*60*60))" office:value-type="float" office:value="208.94">
            <text:p>208.94</text:p>
          </table:table-cell>
          <table:table-cell table:number-columns-repeated="5"/>
        </table:table-row>
        <table:table-row table:style-name="ro2" table:number-rows-repeated="1048525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Pivot Table_Sheet7_1" table:style-name="ta1">
        <table:table-column table:style-name="co9" table:default-cell-style-name="ce6"/>
        <table:table-column table:style-name="co9" table:default-cell-style-name="ce10"/>
        <table:table-row table:style-name="ro3">
          <table:table-cell table:style-name="Default" office:value-type="string">
            <text:p>Filter</text:p>
          </table:table-cell>
          <table:table-cell table:style-name="Default"/>
        </table:table-row>
        <table:table-row table:style-name="ro3">
          <table:table-cell table:style-name="Default" table:number-columns-repeated="2"/>
        </table:table-row>
        <table:table-row table:style-name="ro3">
          <table:table-cell table:style-name="ce4" office:value-type="string">
            <text:p>Workload</text:p>
          </table:table-cell>
          <table:table-cell table:style-name="ce8"/>
        </table:table-row>
        <table:table-row table:style-name="ro3">
          <table:table-cell table:style-name="ce5" office:value-type="string">
            <text:p>W1</text:p>
          </table:table-cell>
          <table:table-cell table:style-name="ce9" office:value-type="float" office:value="1.11">
            <text:p>1.11</text:p>
          </table:table-cell>
        </table:table-row>
        <table:table-row table:style-name="ro3">
          <table:table-cell office:value-type="string">
            <text:p>W10</text:p>
          </table:table-cell>
          <table:table-cell office:value-type="float" office:value="204.21">
            <text:p>204.21</text:p>
          </table:table-cell>
        </table:table-row>
        <table:table-row table:style-name="ro3">
          <table:table-cell office:value-type="string">
            <text:p>W2</text:p>
          </table:table-cell>
          <table:table-cell office:value-type="float" office:value="1.47">
            <text:p>1.47</text:p>
          </table:table-cell>
        </table:table-row>
        <table:table-row table:style-name="ro3">
          <table:table-cell office:value-type="string">
            <text:p>W3</text:p>
          </table:table-cell>
          <table:table-cell office:value-type="float" office:value="2.46">
            <text:p>2.46</text:p>
          </table:table-cell>
        </table:table-row>
        <table:table-row table:style-name="ro3">
          <table:table-cell office:value-type="string">
            <text:p>W4</text:p>
          </table:table-cell>
          <table:table-cell office:value-type="float" office:value="4.14">
            <text:p>4.14</text:p>
          </table:table-cell>
        </table:table-row>
        <table:table-row table:style-name="ro3">
          <table:table-cell office:value-type="string">
            <text:p>W5</text:p>
          </table:table-cell>
          <table:table-cell office:value-type="float" office:value="7.19">
            <text:p>7.19</text:p>
          </table:table-cell>
        </table:table-row>
        <table:table-row table:style-name="ro3">
          <table:table-cell office:value-type="string">
            <text:p>W6</text:p>
          </table:table-cell>
          <table:table-cell office:value-type="float" office:value="13.25">
            <text:p>13.25</text:p>
          </table:table-cell>
        </table:table-row>
        <table:table-row table:style-name="ro3">
          <table:table-cell office:value-type="string">
            <text:p>W7</text:p>
          </table:table-cell>
          <table:table-cell office:value-type="float" office:value="14.81">
            <text:p>14.81</text:p>
          </table:table-cell>
        </table:table-row>
        <table:table-row table:style-name="ro3">
          <table:table-cell office:value-type="string">
            <text:p>W8</text:p>
          </table:table-cell>
          <table:table-cell office:value-type="float" office:value="17.89">
            <text:p>17.89</text:p>
          </table:table-cell>
        </table:table-row>
        <table:table-row table:style-name="ro3">
          <table:table-cell office:value-type="string">
            <text:p>W9</text:p>
          </table:table-cell>
          <table:table-cell table:style-name="ce11" office:value-type="float" office:value="31.87">
            <text:p>31.87</text:p>
          </table:table-cell>
        </table:table-row>
        <table:table-row table:style-name="ro3">
          <table:table-cell table:style-name="ce7" office:value-type="string">
            <text:p>Total Result</text:p>
          </table:table-cell>
          <table:table-cell table:style-name="ce12" office:value-type="float" office:value="1.11">
            <text:p>1.11</text:p>
          </table:table-cell>
        </table:table-row>
      </table:table>
      <table:table table:name="Sheet9" table:style-name="ta1">
        <table:table-column table:style-name="co9" table:default-cell-style-name="Default"/>
        <table:table-row table:style-name="ro3">
          <table:table-cell/>
        </table:table-row>
      </table:table>
      <table:table table:name="Search&amp; Browse" table:style-name="ta1">
        <table:table-column table:style-name="co9" table:default-cell-style-name="Default"/>
        <table:table-row table:style-name="ro2">
          <table:table-cell/>
        </table:table-row>
      </table:table>
      <table:table table:name="Ingestion" table:style-name="ta1">
        <table:table-column table:style-name="co9" table:default-cell-style-name="Default"/>
        <table:table-row table:style-name="ro2">
          <table:table-cell/>
        </table:table-row>
      </table:table>
      <table:table table:name="OAI-PMH Data Provider" table:style-name="ta1">
        <table:table-column table:style-name="co9" table:default-cell-style-name="Default"/>
        <table:table-row table:style-name="ro2">
          <table:table-cell/>
        </table:table-row>
      </table:table>
      <table:table table:name="RSS Feed Generator" table:style-name="ta1">
        <table:table-column table:style-name="co9" table:default-cell-style-name="Default"/>
        <table:table-row table:style-name="ro2">
          <table:table-cell/>
        </table:table-row>
      </table:table>
      <table:table table:name="DSpace Comparison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  <table:data-pilot-tables>
        <table:data-pilot-table table:name="DataPilot1" table:application-data="" table:target-range-address="'Pivot Table_Sheet7_1'.A1:'Pivot Table_Sheet7_1'.B14" table:buttons="'Pivot Table_Sheet7_1'.A1 'Pivot Table_Sheet7_1'.A3">
          <table:source-cell-range table:cell-range-address="Sheet7.I1:Sheet7.M50"/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(Seconds)" table:orientation="data" table:used-hierarchy="0" table:function="min">
            <table:data-pilot-level table:show-empty="false">
              <table:data-pilot-members>
                <table:data-pilot-member table:name="1.11" table:display="true" table:show-details="true"/>
                <table:data-pilot-member table:name="1.2" table:display="true" table:show-details="true"/>
                <table:data-pilot-member table:name="1.47" table:display="true" table:show-details="true"/>
                <table:data-pilot-member table:name="1.49" table:display="true" table:show-details="true"/>
                <table:data-pilot-member table:name="1.59" table:display="true" table:show-details="true"/>
                <table:data-pilot-member table:name="1.61" table:display="true" table:show-details="true"/>
                <table:data-pilot-member table:name="1.74" table:display="true" table:show-details="true"/>
                <table:data-pilot-member table:name="1.96" table:display="true" table:show-details="true"/>
                <table:data-pilot-member table:name="2.45" table:display="true" table:show-details="true"/>
                <table:data-pilot-member table:name="2.46" table:display="true" table:show-details="true"/>
                <table:data-pilot-member table:name="2.54" table:display="true" table:show-details="true"/>
                <table:data-pilot-member table:name="2.55" table:display="true" table:show-details="true"/>
                <table:data-pilot-member table:name="2.64" table:display="true" table:show-details="true"/>
                <table:data-pilot-member table:name="3.9" table:display="true" table:show-details="true"/>
                <table:data-pilot-member table:name="3.91" table:display="true" table:show-details="true"/>
                <table:data-pilot-member table:name="4.14" table:display="true" table:show-details="true"/>
                <table:data-pilot-member table:name="4.21" table:display="true" table:show-details="true"/>
                <table:data-pilot-member table:name="4.27" table:display="true" table:show-details="true"/>
                <table:data-pilot-member table:name="5.23" table:display="true" table:show-details="true"/>
                <table:data-pilot-member table:name="7.19" table:display="true" table:show-details="true"/>
                <table:data-pilot-member table:name="7.67" table:display="true" table:show-details="true"/>
                <table:data-pilot-member table:name="7.73" table:display="true" table:show-details="true"/>
                <table:data-pilot-member table:name="7.9" table:display="true" table:show-details="true"/>
                <table:data-pilot-member table:name="10.98" table:display="true" table:show-details="true"/>
                <table:data-pilot-member table:name="13.25" table:display="true" table:show-details="true"/>
                <table:data-pilot-member table:name="13.38" table:display="true" table:show-details="true"/>
                <table:data-pilot-member table:name="13.68" table:display="true" table:show-details="true"/>
                <table:data-pilot-member table:name="13.69" table:display="true" table:show-details="true"/>
                <table:data-pilot-member table:name="13.88" table:display="true" table:show-details="true"/>
                <table:data-pilot-member table:name="14.81" table:display="true" table:show-details="true"/>
                <table:data-pilot-member table:name="14.82" table:display="true" table:show-details="true"/>
                <table:data-pilot-member table:name="14.89" table:display="true" table:show-details="true"/>
                <table:data-pilot-member table:name="15.45" table:display="true" table:show-details="true"/>
                <table:data-pilot-member table:name="17.89" table:display="true" table:show-details="true"/>
                <table:data-pilot-member table:name="18.27" table:display="true" table:show-details="true"/>
                <table:data-pilot-member table:name="18.34" table:display="true" table:show-details="true"/>
                <table:data-pilot-member table:name="18.61" table:display="true" table:show-details="true"/>
                <table:data-pilot-member table:name="31.87" table:display="true" table:show-details="true"/>
                <table:data-pilot-member table:name="35.72" table:display="true" table:show-details="true"/>
                <table:data-pilot-member table:name="57.44" table:display="true" table:show-details="true"/>
                <table:data-pilot-member table:name="57.91" table:display="true" table:show-details="true"/>
                <table:data-pilot-member table:name="72.96" table:display="true" table:show-details="true"/>
                <table:data-pilot-member table:name="83.43" table:display="true" table:show-details="true"/>
                <table:data-pilot-member table:name="148.53" table:display="true" table:show-details="true"/>
                <table:data-pilot-member table:name="204.21" table:display="true" table:show-details="true"/>
                <table:data-pilot-member table:name="206.49" table:display="true" table:show-details="true"/>
                <table:data-pilot-member table:name="208.94" table:display="true" table:show-details="true"/>
                <table:data-pilot-member table:name="217.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="Liberation Serif" fo:font-size="9pt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2-12-08T10:07:32</meta:creation-date>
    <meta:generator>LibreOffice/3.5$Linux_x86 LibreOffice_project/350m1$Build-2</meta:generator>
    <dc:date>2012-12-12T22:08:10</dc:date>
    <dc:creator>Lighton Phiri</dc:creator>
    <meta:editing-duration>P1DT4H41M30S</meta:editing-duration>
    <meta:editing-cycles>85</meta:editing-cycles>
    <meta:printed-by>Phiri </meta:printed-by>
    <meta:print-date>2012-12-10T15:29:48</meta:print-date>
    <meta:document-statistic meta:table-count="9" meta:cell-count="605" meta:object-count="0"/>
  </office:meta>
</office:document-meta>
</file>